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47.85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210.7pt"/>
    </style:style>
    <style:style style:name="co14" style:family="table-column">
      <style:table-column-properties fo:break-before="auto" style:column-width="111.15pt"/>
    </style:style>
    <style:style style:name="co15" style:family="table-column">
      <style:table-column-properties fo:break-before="auto" style:column-width="106.5pt"/>
    </style:style>
    <style:style style:name="co1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Cena okładkowa</text:p>
          </table:table-cell>
          <table:table-cell office:value-type="string" calcext:value-type="string">
            <text:p>Tydzień sprzedaży</text:p>
          </table:table-cell>
          <table:table-cell office:value-type="string" calcext:value-type="string">
            <text:p>Zysk %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float" office:value="20160801" calcext:value-type="float">
            <text:p>2016080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F2]-[Sold.H2]-[Sold.I2]" office:value-type="float" office:value="173.68" calcext:value-type="float">
            <text:p>173.68</text:p>
          </table:table-cell>
          <table:table-cell table:formula="of:=[Sold.F2]-[Sold.C2]-[Sold.H2]-[Sold.I2]" office:value-type="float" office:value="137.68" calcext:value-type="float">
            <text:p>137.6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([Sold.J2]/[Sold.C2]-1)*100" office:value-type="float" office:value="382.444444444444" calcext:value-type="float">
            <text:p>382.4</text:p>
          </table:table-cell>
          <table:table-cell table:number-columns-repeated="2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F3]-[Sold.H3]-[Sold.I3]" office:value-type="float" office:value="132.38" calcext:value-type="float">
            <text:p>132.38</text:p>
          </table:table-cell>
          <table:table-cell table:formula="of:=[Sold.F3]-[Sold.C3]-[Sold.H3]-[Sold.I3]" office:value-type="float" office:value="72.48" calcext:value-type="float">
            <text:p>72.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([Sold.J3]/[Sold.C3]-1)*100" office:value-type="float" office:value="121.001669449082" calcext:value-type="float">
            <text:p>121.0</text:p>
          </table:table-cell>
          <table:table-cell table:number-columns-repeated="2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float" office:value="20130101" calcext:value-type="float">
            <text:p>20130101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F4]-[Sold.H4]-[Sold.I4]" office:value-type="float" office:value="30.35" calcext:value-type="float">
            <text:p>30.35</text:p>
          </table:table-cell>
          <table:table-cell table:formula="of:=[Sold.F4]-[Sold.C4]-[Sold.H4]-[Sold.I4]" office:value-type="float" office:value="-14.65" calcext:value-type="float">
            <text:p>-14.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([Sold.J4]/[Sold.C4]-1)*100" office:value-type="float" office:value="-32.5555555555555" calcext:value-type="float">
            <text:p>-32.6</text:p>
          </table:table-cell>
          <table:table-cell table:number-columns-repeated="2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float" office:value="20080101" calcext:value-type="float">
            <text:p>20080101</text:p>
          </table:table-cell>
          <table:table-cell/>
          <table:table-cell office:value-type="float" office:value="236.44" calcext:value-type="float">
            <text:p>236.44</text:p>
          </table:table-cell>
          <table:table-cell office:value-type="float" office:value="20161008" calcext:value-type="float">
            <text:p>201610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F5]-[Sold.H5]-[Sold.I5]" office:value-type="float" office:value="209.82" calcext:value-type="float">
            <text:p>209.82</text:p>
          </table:table-cell>
          <table:table-cell table:formula="of:=[Sold.F5]-[Sold.C5]-[Sold.H5]-[Sold.I5]" office:value-type="float" office:value="9.82" calcext:value-type="float">
            <text:p>9.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([Sold.J5]/[Sold.C5]-1)*100" office:value-type="float" office:value="4.90999999999999" calcext:value-type="float">
            <text:p>4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float" office:value="20090101" calcext:value-type="float">
            <text:p>20090101</text:p>
          </table:table-cell>
          <table:table-cell/>
          <table:table-cell office:value-type="float" office:value="206.99" calcext:value-type="float">
            <text:p>206.99</text:p>
          </table:table-cell>
          <table:table-cell office:value-type="float" office:value="20161030" calcext:value-type="float">
            <text:p>201610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F6]-[Sold.H6]-[Sold.I6]" office:value-type="float" office:value="189.98" calcext:value-type="float">
            <text:p>189.98</text:p>
          </table:table-cell>
          <table:table-cell table:formula="of:=[Sold.F6]-[Sold.C6]-[Sold.H6]-[Sold.I6]" office:value-type="float" office:value="-10.02" calcext:value-type="float">
            <text:p>-10.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([Sold.J6]/[Sold.C6]-1)*100" office:value-type="float" office:value="-5.01" calcext:value-type="float">
            <text:p>-5.0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7]-[Sold.H7]-[Sold.I7]" office:value-type="float" office:value="36.66" calcext:value-type="float">
            <text:p>36.66</text:p>
          </table:table-cell>
          <table:table-cell table:formula="of:=[Sold.F7]-[Sold.C7]-[Sold.H7]-[Sold.I7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style-name="ce2" table:formula="of:=([Sold.J7]/[Sold.C7]-1)*100" office:value-type="float" office:value="11.0909090909091" calcext:value-type="float">
            <text:p>11.1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8]-[Sold.H8]-[Sold.I8]" office:value-type="float" office:value="36.66" calcext:value-type="float">
            <text:p>36.66</text:p>
          </table:table-cell>
          <table:table-cell table:formula="of:=[Sold.F8]-[Sold.C8]-[Sold.H8]-[Sold.I8]" office:value-type="float" office:value="3.66" calcext:value-type="float">
            <text:p>3.66</text:p>
          </table:table-cell>
          <table:table-cell office:value-type="float" office:value="34.8" calcext:value-type="float">
            <text:p>34.8</text:p>
          </table:table-cell>
          <table:table-cell office:value-type="float" office:value="2" calcext:value-type="float">
            <text:p>2</text:p>
          </table:table-cell>
          <table:table-cell table:style-name="ce2" table:formula="of:=([Sold.J8]/[Sold.C8]-1)*100" office:value-type="float" office:value="11.0909090909091" calcext:value-type="float">
            <text:p>11.1</text:p>
          </table:table-cell>
          <table:table-cell office:value-type="string" calcext:value-type="string">
            <text:p>Zwrot do puli:</text:p>
          </table:table-cell>
          <table:table-cell table:formula="of:=SUM([Sold.J2:.J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2" calcext:value-type="float">
            <text:p>43.72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F9]-[Sold.H9]-[Sold.I9]" office:value-type="float" office:value="36.66" calcext:value-type="float">
            <text:p>36.66</text:p>
          </table:table-cell>
          <table:table-cell table:formula="of:=[Sold.F9]-[Sold.C9]-[Sold.H9]-[Sold.I9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style-name="ce2" table:formula="of:=([Sold.J9]/[Sold.C9]-1)*100" office:value-type="float" office:value="11.0909090909091" calcext:value-type="float">
            <text:p>11.1</text:p>
          </table:table-cell>
          <table:table-cell office:value-type="string" calcext:value-type="string">
            <text:p>Zysk:</text:p>
          </table:table-cell>
          <table:table-cell table:formula="of:=SUM([Sold.K2:.K9])" office:value-type="float" office:value="206.29" calcext:value-type="float">
            <text:p>206.2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Empik</text:p>
          </table:table-cell>
          <table:table-cell office:value-type="float" office:value="97.6" calcext:value-type="float">
            <text:p>97.6</text:p>
          </table:table-cell>
          <table:table-cell office:value-type="float" office:value="20161104" calcext:value-type="float">
            <text:p>201611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F10]-[Sold.H10]-[Sold.I10]" office:value-type="float" office:value="84.25" calcext:value-type="float">
            <text:p>84.25</text:p>
          </table:table-cell>
          <table:table-cell table:formula="of:=[Sold.F10]-[Sold.C10]-[Sold.H10]-[Sold.I10]" office:value-type="float" office:value="29.35" calcext:value-type="float">
            <text:p>29.35</text:p>
          </table:table-cell>
          <table:table-cell office:value-type="float" office:value="54.9" calcext:value-type="float">
            <text:p>54.9</text:p>
          </table:table-cell>
          <table:table-cell office:value-type="float" office:value="2" calcext:value-type="float">
            <text:p>2</text:p>
          </table:table-cell>
          <table:table-cell table:style-name="ce2" table:formula="of:=([Sold.J10]/[Sold.C10]-1)*100" office:value-type="float" office:value="53.4608378870674" calcext:value-type="float">
            <text:p>53.5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table:number-columns-repeated="15"/>
        </table:table-row>
        <table:table-row table:style-name="ro1">
          <table:table-cell office:value-type="float" office:value="9788301140601" calcext:value-type="float">
            <text:p>9788301140601</text:p>
          </table:table-cell>
          <table:table-cell table:number-columns-repeated="15"/>
        </table:table-row>
        <table:table-row table:style-name="ro1">
          <table:table-cell office:value-type="float" office:value="9788301140762" calcext:value-type="float">
            <text:p>9788301140762</text:p>
          </table:table-cell>
          <table:table-cell table:number-columns-repeated="15"/>
        </table:table-row>
        <table:table-row table:style-name="ro1">
          <table:table-cell office:value-type="float" office:value="9788301141073" calcext:value-type="float">
            <text:p>9788301141073</text:p>
          </table:table-cell>
          <table:table-cell table:number-columns-repeated="15"/>
        </table:table-row>
        <table:table-row table:style-name="ro1">
          <table:table-cell office:value-type="float" office:value="9788301140243" calcext:value-type="float">
            <text:p>9788301140243</text:p>
          </table:table-cell>
          <table:table-cell table:number-columns-repeated="15"/>
        </table:table-row>
      </table:table>
      <table:table table:name="ToSell" table:style-name="ta1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ce5"/>
        <table:table-column table:style-name="co1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table:number-columns-repeated="3"/>
          <table:table-cell office:value-type="string" calcext:value-type="string">
            <text:p>Używana?</text:p>
          </table:table-cell>
          <table:table-cell office:value-type="string" calcext:value-type="string">
            <text:p>W drodze?</text:p>
          </table:table-cell>
          <table:table-cell office:value-type="string" calcext:value-type="string">
            <text:p>Czy sprzedawać?</text:p>
          </table:table-cell>
          <table:table-cell office:value-type="string" calcext:value-type="string">
            <text:p>Cena okładka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float" office:value="20161015" calcext:value-type="float">
            <text:p>20161015</text:p>
          </table:table-cell>
          <table:table-cell office:value-type="string" calcext:value-type="string">
            <text:p>wac5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office:value-type="float" office:value="20160706" calcext:value-type="float">
            <text:p>20160706</text:p>
          </table:table-cell>
          <table:table-cell table:number-columns-repeated="7"/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office:value-type="float" office:value="20161016" calcext:value-type="float">
            <text:p>20161016</text:p>
          </table:table-cell>
          <table:table-cell office:value-type="string" calcext:value-type="string">
            <text:p>Articulus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table:style-name="ce3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float" office:value="20161027" calcext:value-type="float">
            <text:p>20161027</text:p>
          </table:table-cell>
          <table:table-cell office:value-type="string" calcext:value-type="string">
            <text:p>kkuba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5"/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26.9" calcext:value-type="float">
            <text:p>26.9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pawelmali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blebux</text:p>
          </table:table-cell>
          <table:table-cell table:number-columns-repeated="6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office:value-type="float" office:value="20161101" calcext:value-type="float">
            <text:p>20161101</text:p>
          </table:table-cell>
          <table:table-cell office:value-type="string" calcext:value-type="string">
            <text:p>Mysza56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office:value-type="float" office:value="20161016" calcext:value-type="float">
            <text:p>20161016</text:p>
          </table:table-cell>
          <table:table-cell table:number-columns-repeated="7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float" office:value="20100101" calcext:value-type="float">
            <text:p>2010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office:value-type="float" office:value="20150101" calcext:value-type="float">
            <text:p>2015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0917" calcext:value-type="float">
            <text:p>20160917</text:p>
          </table:table-cell>
          <table:table-cell office:value-type="string" calcext:value-type="string">
            <text:p>Merlin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float" office:value="20150101" calcext:value-type="float">
            <text:p>20150101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6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dr333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office:value-type="float" office:value="20150101" calcext:value-type="float">
            <text:p>20150101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Tespis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6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6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office:value-type="float" office:value="20160606" calcext:value-type="float">
            <text:p>20160606</text:p>
          </table:table-cell>
          <table:table-cell office:value-type="string" calcext:value-type="string">
            <text:p>Świat książki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office:value-type="float" office:value="20161020" calcext:value-type="float">
            <text:p>20161020</text:p>
          </table:table-cell>
          <table:table-cell office:value-type="string" calcext:value-type="string">
            <text:p>Podręcznikowo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office:value-type="float" office:value="20150401" calcext:value-type="float">
            <text:p>20150401</text:p>
          </table:table-cell>
          <table:table-cell office:value-type="string" calcext:value-type="string">
            <text:p>EG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/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9.9" calcext:value-type="float">
            <text:p>49.9</text:p>
          </table:table-cell>
        </table:table-row>
        <table:table-row table:style-name="ro1">
          <table:table-cell/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9.9" calcext:value-type="float">
            <text:p>49.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eleran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zeka bogów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0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1" table:target-range-address="ToSell.A1:ToSell.K5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22:32:32.070445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1-06T22:35:15.556411223</dc:date>
    <meta:editing-duration>PT15H40M7S</meta:editing-duration>
    <meta:editing-cycles>46</meta:editing-cycles>
    <meta:generator>LibreOffice/5.1.4.2$Linux_X86_64 LibreOffice_project/10m0$Build-2</meta:generator>
    <meta:document-statistic meta:table-count="2" meta:cell-count="488" meta:object-count="0"/>
  </office:meta>
</office:document-meta>
</file>